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bd49" officeooo:paragraph-rsid="0013bd49"/>
    </style:style>
    <style:style style:name="P2" style:family="paragraph" style:parent-style-name="Text_20_body">
      <style:text-properties officeooo:rsid="00154c49" officeooo:paragraph-rsid="00154c49"/>
    </style:style>
    <style:style style:name="P3" style:family="paragraph" style:parent-style-name="Text_20_body">
      <style:text-properties officeooo:rsid="0016ae37" officeooo:paragraph-rsid="0016ae37"/>
    </style:style>
    <style:style style:name="P4" style:family="paragraph" style:parent-style-name="Text_20_body">
      <style:text-properties officeooo:paragraph-rsid="00189511"/>
    </style:style>
    <style:style style:name="P5" style:family="paragraph" style:parent-style-name="Heading_20_3">
      <style:text-properties officeooo:rsid="00189511" officeooo:paragraph-rsid="00189511"/>
    </style:style>
    <style:style style:name="P6" style:family="paragraph" style:parent-style-name="Text_20_body">
      <style:text-properties officeooo:rsid="001d7f14" officeooo:paragraph-rsid="001d7f14"/>
    </style:style>
    <style:style style:name="P7" style:family="paragraph" style:parent-style-name="Text_20_body">
      <style:text-properties officeooo:rsid="001f5d20" officeooo:paragraph-rsid="001f5d20"/>
    </style:style>
    <style:style style:name="P8" style:family="paragraph" style:parent-style-name="Text_20_body" style:list-style-name="Numbering_20_123">
      <style:text-properties officeooo:rsid="001f5d20" officeooo:paragraph-rsid="001f5d20"/>
    </style:style>
    <style:style style:name="P9" style:family="paragraph" style:parent-style-name="Text_20_body">
      <style:text-properties officeooo:rsid="001f62dc" officeooo:paragraph-rsid="001f62dc"/>
    </style:style>
    <style:style style:name="P10" style:family="paragraph" style:parent-style-name="Text_20_body">
      <style:text-properties officeooo:rsid="00203cc8" officeooo:paragraph-rsid="00203cc8"/>
    </style:style>
    <style:style style:name="P11" style:family="paragraph" style:parent-style-name="Text_20_body">
      <style:text-properties officeooo:paragraph-rsid="00203cc8"/>
    </style:style>
    <style:style style:name="P12" style:family="paragraph" style:parent-style-name="Text_20_body">
      <style:text-properties style:text-underline-style="solid" style:text-underline-width="auto" style:text-underline-color="font-color" officeooo:rsid="001920ff" officeooo:paragraph-rsid="001920ff"/>
    </style:style>
    <style:style style:name="P13" style:family="paragraph" style:parent-style-name="Text_20_body">
      <style:text-properties style:text-underline-style="solid" style:text-underline-width="auto" style:text-underline-color="font-color" officeooo:rsid="001d7f14" officeooo:paragraph-rsid="001d7f14"/>
    </style:style>
    <style:style style:name="P14" style:family="paragraph" style:parent-style-name="Text_20_body">
      <style:text-properties style:text-underline-style="solid" style:text-underline-width="auto" style:text-underline-color="font-color" officeooo:rsid="001f5d20" officeooo:paragraph-rsid="001f5d20"/>
    </style:style>
    <style:style style:name="P15" style:family="paragraph" style:parent-style-name="Text_20_body">
      <style:text-properties style:text-underline-style="solid" style:text-underline-width="auto" style:text-underline-color="font-color" officeooo:rsid="001f62dc" officeooo:paragraph-rsid="001f62dc"/>
    </style:style>
    <style:style style:name="P16" style:family="paragraph" style:parent-style-name="Text_20_body">
      <style:text-properties style:text-underline-style="solid" style:text-underline-width="auto" style:text-underline-color="font-color" officeooo:rsid="00203cc8" officeooo:paragraph-rsid="00203cc8"/>
    </style:style>
    <style:style style:name="P17" style:family="paragraph" style:parent-style-name="Text_20_body">
      <style:text-properties style:text-underline-style="none" officeooo:rsid="00203cc8" officeooo:paragraph-rsid="00203cc8"/>
    </style:style>
    <style:style style:name="P18" style:family="paragraph" style:parent-style-name="Text_20_body">
      <style:text-properties officeooo:rsid="0013bd49" officeooo:paragraph-rsid="0013bd49"/>
    </style:style>
    <style:style style:name="P19" style:family="paragraph" style:parent-style-name="Text_20_body">
      <style:text-properties officeooo:rsid="00154c49" officeooo:paragraph-rsid="00154c49"/>
    </style:style>
    <style:style style:name="P20" style:family="paragraph" style:parent-style-name="Text_20_body">
      <style:text-properties officeooo:rsid="002067ee" officeooo:paragraph-rsid="002067ee"/>
    </style:style>
    <style:style style:name="T1" style:family="text">
      <style:text-properties officeooo:rsid="00154c49"/>
    </style:style>
    <style:style style:name="T2" style:family="text">
      <style:text-properties officeooo:rsid="001f5d20"/>
    </style:style>
    <style:style style:name="T3" style:family="text">
      <style:text-properties officeooo:rsid="001f62dc"/>
    </style:style>
    <style:style style:name="T4" style:family="text">
      <style:text-properties officeooo:rsid="00203cc8"/>
    </style:style>
    <style:style style:name="T5" style:family="text">
      <style:text-properties style:text-underline-style="none" officeooo:rsid="00203cc8"/>
    </style:style>
    <style:style style:name="T6" style:family="text">
      <style:text-properties officeooo:rsid="002067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umento Funcional “Best American Provider (bap.com)”</text:h>
      <text:p text:style-name="Heading">Borja Cedeira Rama</text:p>
      <text:h text:style-name="Heading_20_3" text:outline-level="3"/>
      <text:h text:style-name="Heading_20_3" text:outline-level="3">Resumen</text:h>
      <text:p text:style-name="P1"/>
      <text:p text:style-name="P1">Best American Provider (bap.com) es una plataforma de compra y/o venta <text:span text:style-name="T1">de suministros </text:span>al por mayor <text:span text:style-name="T1">de carácter generalista </text:span>dentro de mercado Norteamericano. Está dirigida a productores, distribuidores y negocios que traten con el cliente final. <text:span text:style-name="T1">Es de uso gratuito.</text:span></text:p>
      <text:p text:style-name="P2"/>
      <text:p text:style-name="P2">Bap.com gestionará el uso público de la plataforma para la realización de búsquedas de suministros. Para reservar o poner a la venta productos será necesario registrarse en la web y cumplimentar los campos obligatorios.</text:p>
      <text:h text:style-name="Heading_20_3" text:outline-level="3"/>
      <text:h text:style-name="Heading_20_3" text:outline-level="3">Contenidos</text:h>
      <text:p text:style-name="P6"/>
      <text:p text:style-name="P6">-Histórico de vendedores con una breve ficha técnica donde figurará el/<text:span text:style-name="T2">los </text:span>producto/<text:span text:style-name="T2">s</text:span> o servicio/<text:span text:style-name="T2">s</text:span>, precio <text:span text:style-name="T2">y</text:span> localidad <text:span text:style-name="T4">y valoración</text:span>.</text:p>
      <text:p text:style-name="P6"/>
      <text:p text:style-name="P6">-<text:span text:style-name="T2">Listado de estados (poblaciones) cerrado a l.os que los usuarios se puedan adscribir</text:span></text:p>
      <text:p text:style-name="P3"/>
      <text:h text:style-name="P5" text:outline-level="3"/>
      <text:h text:style-name="P5" text:outline-level="3">Requisitos Funcionales</text:h>
      <text:p text:style-name="P4"/>
      <text:p text:style-name="P12"><text:span text:style-name="T4">U</text:span>suarios</text:p>
      <text:p text:style-name="P6"/>
      <text:p text:style-name="P6">La web admite tanto usuarios anónimos como registrados. El contenido que se muestra a los usuarios anónimos será un histórico de vendedores con una breve ficha técnica donde figurará el producto o servicio, precio, localidad <text:span text:style-name="T6">y valoración</text:span>. Para realizar una reserva o poner en venta un producto/servicio tendrá que registrarse.</text:p>
      <text:p text:style-name="P6"/>
      <text:p text:style-name="P13"><text:soft-page-break/><text:span text:style-name="T4">R</text:span>egistro en la web</text:p>
      <text:p text:style-name="P13"/>
      <text:p text:style-name="P7">Para registrarse será necesario aportar el email, nombre y seleccionar un tipo de cuenta (cliente, proveedor o ambas -se podrá modificar más adelante-) estado (localidad )y contraseña. La biografía y fotografía no será necesaria en este paso.</text:p>
      <text:p text:style-name="P7"/>
      <text:p text:style-name="P7">-</text:p>
      <text:p text:style-name="P14"><text:span text:style-name="T4">R</text:span>eserva de productos</text:p>
      <text:p text:style-name="P7"/>
      <text:p text:style-name="P7">El usuario registrado con cuenta de comprador podrá realizar reservas de diferentes productos o servicios a un mismo o varios vendedores. Se enviará un email de confirmación tanto al vendedor como al comprador de los diferentes lotes de productos/servicios reservados.</text:p>
      <text:p text:style-name="P7"/>
      <text:p text:style-name="P14"><text:span text:style-name="T4">D</text:span>ashboard</text:p>
      <text:p text:style-name="P14"/>
      <text:p text:style-name="P7">-Login y passwor<text:span text:style-name="T3">d</text:span></text:p>
      <text:p text:style-name="P7"/>
      <text:p text:style-name="P7">-Gestion de zona de usuario<text:span text:style-name="T6">s </text:span></text:p>
      <text:list xml:id="list4251732047" text:style-name="Numbering_20_123">
        <text:list-item>
          <text:p text:style-name="P8">edición ficha pública (bio,foto,estado/localidad)</text:p>
        </text:list-item>
        <text:list-item>
          <text:p text:style-name="P8">edición datos privados (nombre, cambio contraseña, establecer rol cliente comprador<text:span text:style-name="T3">)</text:span></text:p>
        </text:list-item>
        <text:list-item>
          <text:p text:style-name="P8">si es comprador tendrá acceso a su histórico de reservas, <text:span text:style-name="T3">pudiendo realizar cancelaciones</text:span></text:p>
        </text:list-item>
        <text:list-item>
          <text:p text:style-name="P8">si es vendedor tendrá acceso a p<text:span text:style-name="T3">ublicación de productos/servicios</text:span> <text:span text:style-name="T3">e </text:span>histórico de reservas <text:span text:style-name="T6">donde podrá aceptar o rechazar la reserva</text:span>, <text:span text:style-name="T6">así como su puntuación y número de valoraciónes de carácter anónimo.</text:span></text:p>
        </text:list-item>
      </text:list>
      <text:p text:style-name="P9"/>
      <text:p text:style-name="P15"/>
      <text:p text:style-name="P15">Acceso al catálogo de vendedores</text:p>
      <text:p text:style-name="P9"/>
      <text:p text:style-name="P9">Ficha informativa sobre el vendedor <text:span text:style-name="T4">(nombre, localidad, bio, foto, productos/servicios ofrecidos <text:s/>y valoración de los usuarios)</text:span></text:p>
      <text:p text:style-name="P9"/>
      <text:p text:style-name="P20">Tanto los usuarios compradores como vendedores podrán acceder al buscador y filtrar los datos por estado/localidad, precio, producto o valoración.</text:p>
      <text:p text:style-name="P20"/>
      <text:p text:style-name="P9"><text:soft-page-break/></text:p>
      <text:p text:style-name="P15"><text:span text:style-name="T4">Proceso de creación de items</text:span></text:p>
      <text:p text:style-name="P10"/>
      <text:p text:style-name="P10">Cualquier usuario con el rol de vendedor podrá poner a la venta diferentes items donde figurará el precio y la cantidad disponible en stock o producción en caso de fábricas.</text:p>
      <text:p text:style-name="P10"/>
      <text:p text:style-name="P16">Proceso de valoración de vendedor</text:p>
      <text:p text:style-name="P17"/>
      <text:p text:style-name="P11"><text:span text:style-name="T5">Los usuarios que realicen una reserva podrán realizar una valoración del vendedor desde el mail de confirmación. Si la reserva es cancelada esa valoración no se tendrá en cuenta en el cómputo glob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6ae37"/>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0T18:54:47.007000000</meta:creation-date>
    <dc:date>2020-12-22T17:04:47.639000000</dc:date>
    <meta:editing-duration>PT15M13S</meta:editing-duration>
    <meta:editing-cycles>3</meta:editing-cycles>
    <meta:generator>LibreOffice/7.0.3.1$Windows_X86_64 LibreOffice_project/d7547858d014d4cf69878db179d326fc3483e082</meta:generator>
    <meta:document-statistic meta:table-count="0" meta:image-count="0" meta:object-count="0" meta:page-count="3" meta:paragraph-count="30" meta:word-count="440" meta:character-count="2918" meta:non-whitespace-character-count="2510"/>
  </office:meta>
</office:document-meta>
</file>